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ff0000"/>
    </style:style>
    <style:style style:name="P3" style:family="paragraph">
      <style:text-properties fo:font-size="16pt" style:font-size-asian="16pt" style:font-size-complex="16pt"/>
    </style:style>
    <style:style style:name="P4" style:family="paragraph">
      <style:text-properties fo:color="#7e0021" fo:font-size="16pt" style:font-size-asian="16pt" style:font-size-complex="16pt"/>
    </style:style>
    <style:style style:name="T1" style:family="text">
      <style:text-properties fo:color="#ff0000"/>
    </style:style>
    <style:style style:name="T2" style:family="text">
      <style:text-properties fo:color="#7e0021" fo:font-size="16pt" style:font-size-asian="16pt" style:font-size-complex="16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color="#000000" fo:font-size="14pt" style:font-size-asian="14pt" style:font-size-complex="14pt"/>
    </style:style>
    <style:style style:name="T5" style:family="text">
      <style:text-properties fo:color="#000000" fo:font-size="16pt" style:font-size-asian="16pt" style:font-size-complex="16pt"/>
    </style:style>
    <style:style style:name="T6" style:family="text">
      <style:text-properties style:use-window-font-color="true" fo:font-size="16pt" style:font-size-asian="16pt" style:font-size-complex="16pt"/>
    </style:style>
    <style:style style:name="T7" style:family="text">
      <style:text-properties style:use-window-font-color="true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xml:id="id4" draw:id="id4" draw:layer="layout" svg:width="4.5cm" svg:height="1.9cm" svg:x="1cm" svg:y="4cm">
          <draw:text-box>
            <text:p>FirstActivity</text:p>
            <text:p>(Main Screen)</text:p>
          </draw:text-box>
        </draw:frame>
        <draw:frame draw:style-name="gr2" xml:id="id1" draw:id="id1" draw:layer="layout" svg:width="4.651cm" svg:height="1.675cm" svg:x="7.949cm" svg:y="1.125cm">
          <draw:text-box>
            <text:p>SecondActivity</text:p>
            <text:p>(Europe quiz)</text:p>
          </draw:text-box>
        </draw:frame>
        <draw:frame draw:style-name="gr2" xml:id="id2" draw:id="id2" draw:layer="layout" svg:width="4.659cm" svg:height="1.675cm" svg:x="15.341cm" svg:y="4.025cm">
          <draw:text-box>
            <text:p>ThirdActivity</text:p>
            <text:p>(Score screen)</text:p>
          </draw:text-box>
        </draw:frame>
        <draw:frame draw:style-name="gr2" xml:id="id3" draw:id="id3" draw:layer="layout" svg:width="4.337cm" svg:height="1.675cm" svg:x="8cm" svg:y="7.225cm">
          <draw:text-box>
            <text:p>FourthActivity</text:p>
            <text:p>(Africa quiz)</text:p>
          </draw:text-box>
        </draw:frame>
        <draw:connector draw:style-name="gr3" draw:text-style-name="P1" draw:layer="layout" svg:x1="12.6cm" svg:y1="1.962cm" svg:x2="17.67cm" svg:y2="4.025cm" draw:start-shape="id1" draw:start-glue-point="1" draw:end-shape="id2" draw:end-glue-point="0" svg:d="M12600 1962h5070v2063">
          <text:p/>
        </draw:connector>
        <draw:connector draw:style-name="gr3" draw:text-style-name="P1" draw:layer="layout" svg:x1="12.337cm" svg:y1="8.062cm" svg:x2="17.67cm" svg:y2="5.7cm" draw:start-shape="id3" draw:start-glue-point="1" draw:end-shape="id2" draw:end-glue-point="2" svg:d="M12337 8062h5333v-2362">
          <text:p/>
        </draw:connector>
        <draw:frame draw:style-name="gr4" draw:text-style-name="P2" xml:id="id5" draw:id="id5" draw:layer="layout" svg:width="1.952cm" svg:height="1.675cm" svg:x="13.351cm" svg:y="4.126cm">
          <draw:text-box>
            <text:p text:style-name="P2"><text:span text:style-name="T1">Back</text:span></text:p>
            <text:p text:style-name="P2"><text:span text:style-name="T1">btn</text:span></text:p>
          </draw:text-box>
        </draw:frame>
        <draw:frame draw:style-name="gr5" draw:text-style-name="P2" xml:id="id7" draw:id="id7" draw:layer="layout" svg:width="1.912cm" svg:height="1.675cm" svg:x="9.088cm" svg:y="2.6cm">
          <draw:text-box>
            <text:p text:style-name="P2"><text:span text:style-name="T1">Back</text:span></text:p>
            <text:p text:style-name="P2"><text:span text:style-name="T1">btn</text:span></text:p>
          </draw:text-box>
        </draw:frame>
        <draw:frame draw:style-name="gr2" draw:text-style-name="P2" xml:id="id8" draw:id="id8" draw:layer="layout" svg:width="1.912cm" svg:height="1.675cm" svg:x="9.088cm" svg:y="5.725cm">
          <draw:text-box>
            <text:p text:style-name="P2"><text:span text:style-name="T1">Back</text:span></text:p>
            <text:p text:style-name="P2"><text:span text:style-name="T1">btn</text:span></text:p>
          </draw:text-box>
        </draw:frame>
        <draw:connector draw:style-name="gr3" draw:text-style-name="P1" draw:layer="layout" svg:x1="5.5cm" svg:y1="4.95cm" svg:x2="5.5cm" svg:y2="4.95cm" draw:start-shape="id4" draw:end-shape="id4" draw:end-glue-point="1" svg:d="M5500 4950z">
          <text:p/>
        </draw:connector>
        <draw:connector draw:style-name="gr3" draw:text-style-name="P1" xml:id="id6" draw:id="id6" draw:layer="layout" svg:x1="5.5cm" svg:y1="4.95cm" svg:x2="5.5cm" svg:y2="4.95cm" draw:start-shape="id4" draw:end-shape="id4" svg:d="M5500 4950z">
          <text:p/>
        </draw:connector>
        <draw:connector draw:style-name="gr3" draw:text-style-name="P1" draw:layer="layout" svg:x1="3.25cm" svg:y1="4cm" svg:x2="7.949cm" svg:y2="1.962cm" draw:start-shape="id4" draw:start-glue-point="0" draw:end-shape="id1" draw:end-glue-point="3" svg:d="M3250 4000v-2038h4699">
          <text:p/>
        </draw:connector>
        <draw:connector draw:style-name="gr3" draw:text-style-name="P1" draw:layer="layout" svg:x1="3.25cm" svg:y1="5.9cm" svg:x2="8cm" svg:y2="8.062cm" draw:start-shape="id4" draw:start-glue-point="2" draw:end-shape="id3" draw:end-glue-point="3" svg:d="M3250 5900v2162h4750">
          <text:p/>
        </draw:connector>
        <draw:frame draw:style-name="gr2" draw:text-style-name="P3" draw:layer="layout" svg:width="8.643cm" svg:height="17.919cm" svg:x="11.357cm" svg:y="9.405cm">
          <draw:text-box draw:corner-radius="0.307cm">
            <text:p text:style-name="P3"><text:span text:style-name="T2">Second and Fourth Activity</text:span></text:p>
            <text:p text:style-name="P3"><text:span text:style-name="T3">&lt;ScrollView&gt;</text:span></text:p>
            <text:p text:style-name="P3"><text:span text:style-name="T3"><text:s text:c="3"/></text:span><text:span text:style-name="T3">&lt;RelativeLayout&gt;</text:span></text:p>
            <text:p text:style-name="P3"><text:span text:style-name="T3"><text:s text:c="6"/></text:span><text:span text:style-name="T3">&lt;LinearLayout&gt;(vertical)</text:span></text:p>
            <text:p text:style-name="P3"><text:span text:style-name="T3"><text:s text:c="9"/></text:span><text:span text:style-name="T3">&lt;TextView&gt;</text:span></text:p>
            <text:p text:style-name="P3"><text:span text:style-name="T3"><text:s text:c="9"/></text:span><text:span text:style-name="T3">&lt;RadioGroup&gt;(horizontal)</text:span></text:p>
            <text:p text:style-name="P3"><text:span text:style-name="T3"><text:s text:c="9"/></text:span><text:span text:style-name="T3">&lt;TextView&gt; </text:span><text:span text:style-name="T4">*border line</text:span></text:p>
            <text:p text:style-name="P3"><text:span text:style-name="T3"><text:s text:c="9"/></text:span><text:span text:style-name="T3">&lt;TextView&gt;</text:span></text:p>
            <text:p text:style-name="P3"><text:span text:style-name="T3"><text:s text:c="9"/></text:span><text:span text:style-name="T3">&lt;RadioGroup&gt;(horizontal)</text:span></text:p>
            <text:p text:style-name="P3"><text:span text:style-name="T3"><text:s text:c="9"/></text:span><text:span text:style-name="T3">&lt;TextView&gt; </text:span><text:span text:style-name="T4">*border line</text:span></text:p>
            <text:p text:style-name="P3"><text:span text:style-name="T3"><text:s text:c="9"/></text:span><text:span text:style-name="T3">&lt;TextView&gt;</text:span></text:p>
            <text:p text:style-name="P3"><text:span text:style-name="T3"><text:s text:c="9"/></text:span><text:span text:style-name="T3">&lt;EditText&gt;</text:span></text:p>
            <text:p text:style-name="P3"><text:span text:style-name="T3"><text:s text:c="9"/></text:span><text:span text:style-name="T3">&lt;TextView&gt; </text:span><text:span text:style-name="T4">*border line</text:span></text:p>
            <text:p text:style-name="P3"><text:span text:style-name="T3"><text:s text:c="9"/></text:span><text:span text:style-name="T3">&lt;TextView&gt;</text:span></text:p>
            <text:p text:style-name="P3"><text:span text:style-name="T3"><text:s text:c="9"/></text:span><text:span text:style-name="T3">&lt;EditText&gt;</text:span></text:p>
            <text:p text:style-name="P3"><text:span text:style-name="T3"><text:s text:c="9"/></text:span><text:span text:style-name="T3">&lt;TextView&gt; </text:span><text:span text:style-name="T4">*border line</text:span></text:p>
            <text:p text:style-name="P3"><text:span text:style-name="T3"><text:s text:c="9"/></text:span><text:span text:style-name="T3">&lt;TextView&gt;</text:span></text:p>
            <text:p text:style-name="P3"><text:span text:style-name="T3"><text:s text:c="9"/></text:span><text:span text:style-name="T3">&lt;LinearLayout&gt;(horizontal)</text:span></text:p>
            <text:p text:style-name="P3"><text:span text:style-name="T3"><text:s text:c="12"/></text:span><text:span text:style-name="T3">&lt;CheckBox&gt;</text:span></text:p>
            <text:p text:style-name="P3"><text:span text:style-name="T3"><text:s text:c="12"/></text:span><text:span text:style-name="T3">&lt;CheckBox&gt;</text:span></text:p>
            <text:p text:style-name="P3"><text:span text:style-name="T3"><text:s text:c="12"/></text:span><text:span text:style-name="T3">&lt;ChechBox&gt;</text:span></text:p>
            <text:p text:style-name="P3"><text:span text:style-name="T3"><text:s text:c="9"/></text:span><text:span text:style-name="T3">&lt;TextView&gt; </text:span><text:span text:style-name="T4">*border line</text:span></text:p>
            <text:p text:style-name="P3"><text:span text:style-name="T4"><text:s text:c="11"/></text:span><text:span text:style-name="T5">&lt;TextView&gt;</text:span></text:p>
            <text:p text:style-name="P3"><text:span text:style-name="T3"><text:s text:c="9"/></text:span><text:span text:style-name="T3">&lt;LinearLayout&gt;(horizontal)</text:span></text:p>
            <text:p text:style-name="P3"><text:span text:style-name="T3"><text:s text:c="12"/></text:span><text:span text:style-name="T3">&lt;CheckBox&gt;</text:span></text:p>
            <text:p text:style-name="P3"><text:span text:style-name="T3"><text:s text:c="12"/></text:span><text:span text:style-name="T3">&lt;CheckBox&gt;</text:span></text:p>
            <text:p text:style-name="P3"><text:span text:style-name="T3"><text:s text:c="12"/></text:span><text:span text:style-name="T3">&lt;ChechBox&gt;</text:span></text:p>
            <text:p text:style-name="P3"><text:span text:style-name="T3"><text:s text:c="6"/></text:span><text:span text:style-name="T3">&lt;Button&gt;</text:span></text:p>
          </draw:text-box>
        </draw:frame>
        <draw:frame draw:style-name="gr2" draw:text-style-name="P4" draw:layer="layout" svg:width="4.888cm" svg:height="4.037cm" svg:x="1cm" svg:y="24.8cm">
          <draw:text-box>
            <text:p text:style-name="P3"><text:span text:style-name="T2">First Activity</text:span></text:p>
            <text:p text:style-name="P3"><text:span text:style-name="T6">&lt;RelativeLayout&gt;</text:span></text:p>
            <text:p text:style-name="P3"><text:span text:style-name="T6"><text:s text:c="3"/></text:span><text:span text:style-name="T6">&lt;ImageView&gt;</text:span></text:p>
            <text:p text:style-name="P3"><text:span text:style-name="T6"><text:s text:c="3"/></text:span><text:span text:style-name="T6">&lt;TextView&gt;</text:span></text:p>
            <text:p text:style-name="P3"><text:span text:style-name="T6"><text:s text:c="3"/></text:span><text:span text:style-name="T6">&lt;TextView&gt;</text:span></text:p>
            <text:p text:style-name="P3"><text:span text:style-name="T6"><text:s text:c="3"/></text:span><text:span text:style-name="T6">&lt;ImageView&gt;</text:span></text:p>
          </draw:text-box>
        </draw:frame>
        <draw:frame draw:style-name="gr2" draw:text-style-name="P4" draw:layer="layout" svg:width="8.329cm" svg:height="16.026cm" svg:x="0.921cm" svg:y="8.701cm">
          <draw:text-box>
            <text:p text:style-name="P3"><text:span text:style-name="T2">Third Activity</text:span></text:p>
            <text:p text:style-name="P3"><text:span text:style-name="T6">&lt;CoordinatorLayout&gt;</text:span></text:p>
            <text:p text:style-name="P3"><text:span text:style-name="T6"><text:s text:c="3"/></text:span><text:span text:style-name="T6">&lt;LinearLayout&gt;(vertical)</text:span></text:p>
            <text:p text:style-name="P3"><text:span text:style-name="T6"><text:s text:c="6"/></text:span><text:span text:style-name="T6">&lt;TextView&gt;</text:span></text:p>
            <text:p text:style-name="P3"><text:span text:style-name="T6"><text:s text:c="6"/></text:span><text:span text:style-name="T6">&lt;TextView&gt;</text:span></text:p>
            <text:p text:style-name="P3"><text:span text:style-name="T6"><text:s text:c="6"/></text:span><text:span text:style-name="T6">&lt;TextView&gt; </text:span><text:span text:style-name="T7">*border line</text:span></text:p>
            <text:p text:style-name="P3"><text:span text:style-name="T6"><text:s text:c="7"/></text:span><text:span text:style-name="T6">&lt;LinearLayout&gt;(horizontal)</text:span></text:p>
            <text:p text:style-name="P3"><text:span text:style-name="T6"><text:s text:c="9"/></text:span><text:span text:style-name="T6">&lt;TextView&gt;</text:span></text:p>
            <text:p text:style-name="P3"><text:span text:style-name="T6"><text:s text:c="9"/></text:span><text:span text:style-name="T6">&lt;TextView&gt;</text:span></text:p>
            <text:p text:style-name="P3"><text:span text:style-name="T6"><text:s text:c="6"/></text:span><text:span text:style-name="T6">&lt;LinearLayout&gt;(horizontal)</text:span></text:p>
            <text:p text:style-name="P3"><text:span text:style-name="T6"><text:s text:c="9"/></text:span><text:span text:style-name="T6">&lt;TextView&gt;</text:span></text:p>
            <text:p text:style-name="P3"><text:span text:style-name="T6"><text:s text:c="9"/></text:span><text:span text:style-name="T6">&lt;TextView&gt;</text:span></text:p>
            <text:p text:style-name="P3"><text:span text:style-name="T6"><text:s text:c="6"/></text:span><text:span text:style-name="T6">&lt;LinearLayout&gt;(horizontal)</text:span></text:p>
            <text:p text:style-name="P3"><text:span text:style-name="T6"><text:s text:c="9"/></text:span><text:span text:style-name="T6">&lt;TextView&gt;</text:span></text:p>
            <text:p text:style-name="P3"><text:span text:style-name="T6"><text:s text:c="9"/></text:span><text:span text:style-name="T6">&lt;TextView&gt;</text:span></text:p>
            <text:p text:style-name="P3"><text:span text:style-name="T6"><text:s text:c="6"/></text:span><text:span text:style-name="T6">&lt;LinearLayout&gt;(horizontal)</text:span></text:p>
            <text:p text:style-name="P3"><text:span text:style-name="T6"><text:s text:c="9"/></text:span><text:span text:style-name="T6">&lt;TextView&gt;</text:span></text:p>
            <text:p text:style-name="P3"><text:span text:style-name="T6"><text:s text:c="9"/></text:span><text:span text:style-name="T6">&lt;TextView&gt;</text:span></text:p>
            <text:p text:style-name="P3"><text:span text:style-name="T6"><text:s text:c="6"/></text:span><text:span text:style-name="T6">&lt;LinearLayout&gt;(horizontal)</text:span></text:p>
            <text:p text:style-name="P3"><text:span text:style-name="T6"><text:s text:c="9"/></text:span><text:span text:style-name="T6">&lt;TextView&gt;</text:span></text:p>
            <text:p text:style-name="P3"><text:span text:style-name="T6"><text:s text:c="9"/></text:span><text:span text:style-name="T6">&lt;TextView&gt;</text:span></text:p>
            <text:p text:style-name="P3"><text:span text:style-name="T6"><text:s text:c="6"/></text:span><text:span text:style-name="T6">&lt;LinearLayout&gt;(horizontal)</text:span></text:p>
            <text:p text:style-name="P3"><text:span text:style-name="T6"><text:s text:c="9"/></text:span><text:span text:style-name="T6">&lt;TextView&gt;</text:span></text:p>
            <text:p text:style-name="P3"><text:span text:style-name="T6"><text:s text:c="9"/></text:span><text:span text:style-name="T6">&lt;TextView&gt;</text:span></text:p>
            <text:p text:style-name="P3"><text:span text:style-name="T6"><text:s text:c="6"/></text:span><text:span text:style-name="T6">&lt;TextView&gt; *border line</text:span></text:p>
          </draw:text-box>
        </draw:frame>
        <draw:connector draw:style-name="gr3" draw:text-style-name="P1" draw:layer="layout" svg:x1="13.351cm" svg:y1="4.963cm" svg:x2="5.5cm" svg:y2="4.95cm" draw:start-shape="id5" draw:start-glue-point="3" draw:end-shape="id6" draw:end-glue-point="0" svg:d="M13351 4963h-3925v-13h-3926">
          <text:p/>
        </draw:connector>
        <draw:connector draw:style-name="gr3" draw:text-style-name="P1" draw:layer="layout" svg:x1="10.044cm" svg:y1="4.275cm" svg:x2="5.5cm" svg:y2="4.95cm" draw:start-shape="id7" draw:start-glue-point="2" draw:end-shape="id6" draw:end-glue-point="0" svg:d="M10044 4275v675h-4544">
          <text:p/>
        </draw:connector>
        <draw:connector draw:style-name="gr3" draw:text-style-name="P1" draw:layer="layout" svg:x1="10.044cm" svg:y1="5.725cm" svg:x2="5.5cm" svg:y2="4.95cm" draw:start-shape="id8" draw:start-glue-point="0" draw:end-shape="id6" draw:end-glue-point="0" svg:d="M10044 5725v-775h-454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sevas Spyridon</meta:initial-creator>
    <meta:creation-date>2018-02-02T12:42:43.70</meta:creation-date>
    <dc:date>2018-02-02T14:30:32.13</dc:date>
    <dc:creator>Tsevas Spyridon</dc:creator>
    <meta:editing-duration>PT15M36S</meta:editing-duration>
    <meta:editing-cycles>1</meta:editing-cycles>
    <meta:document-statistic meta:object-count="19"/>
    <meta:generator>OpenOffice/4.1.3$Win32 OpenOffice.org_project/413m1$Build-9783</meta:generator>
  </office:meta>
</office:document-meta>
</file>